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87a" officeooo:paragraph-rsid="001bb87a"/>
    </style:style>
    <style:style style:name="P2" style:family="paragraph" style:parent-style-name="Standard">
      <style:text-properties officeooo:rsid="001bb87a" officeooo:paragraph-rsid="001e71ce"/>
    </style:style>
    <style:style style:name="P3" style:family="paragraph" style:parent-style-name="Standard">
      <style:text-properties fo:font-weight="bold" officeooo:rsid="001bb87a" officeooo:paragraph-rsid="001bb87a" style:font-weight-asian="bold" style:font-weight-complex="bold"/>
    </style:style>
    <style:style style:name="P4" style:family="paragraph" style:parent-style-name="Standard">
      <style:text-properties fo:font-weight="bold" officeooo:rsid="00204e15" officeooo:paragraph-rsid="00204e15" style:font-weight-asian="bold" style:font-weight-complex="bold"/>
    </style:style>
    <style:style style:name="P5" style:family="paragraph" style:parent-style-name="Standard">
      <style:text-properties fo:font-weight="bold" officeooo:rsid="002d461b" officeooo:paragraph-rsid="002d461b" style:font-weight-asian="bold" style:font-weight-complex="bold"/>
    </style:style>
    <style:style style:name="P6" style:family="paragraph" style:parent-style-name="Standard">
      <style:text-properties officeooo:rsid="00237f57" officeooo:paragraph-rsid="001bb87a"/>
    </style:style>
    <style:style style:name="P7" style:family="paragraph" style:parent-style-name="Standard">
      <style:text-properties officeooo:rsid="00237f57" officeooo:paragraph-rsid="00237f57"/>
    </style:style>
    <style:style style:name="P8" style:family="paragraph" style:parent-style-name="Standard">
      <style:text-properties officeooo:rsid="0028f43b" officeooo:paragraph-rsid="0028f43b"/>
    </style:style>
    <style:style style:name="P9" style:family="paragraph" style:parent-style-name="Standard">
      <style:text-properties officeooo:rsid="002d461b" officeooo:paragraph-rsid="002f0585"/>
    </style:style>
    <style:style style:name="P10" style:family="paragraph" style:parent-style-name="Standard">
      <style:text-properties officeooo:rsid="002f0585" officeooo:paragraph-rsid="002f0585"/>
    </style:style>
    <style:style style:name="P11" style:family="paragraph" style:parent-style-name="Standard">
      <style:text-properties officeooo:rsid="003107a3" officeooo:paragraph-rsid="003107a3"/>
    </style:style>
    <style:style style:name="P12" style:family="paragraph" style:parent-style-name="Standard">
      <style:text-properties officeooo:rsid="0034fcfa" officeooo:paragraph-rsid="00355010"/>
    </style:style>
    <style:style style:name="P13" style:family="paragraph" style:parent-style-name="Standard">
      <style:text-properties officeooo:rsid="001bb87a" officeooo:paragraph-rsid="0028f43b"/>
    </style:style>
    <style:style style:name="P14" style:family="paragraph" style:parent-style-name="Standard">
      <style:text-properties officeooo:rsid="003b3c0c" officeooo:paragraph-rsid="003b3c0c"/>
    </style:style>
    <style:style style:name="P15" style:family="paragraph" style:parent-style-name="Standard">
      <style:text-properties fo:font-weight="bold" officeooo:rsid="003a086b" officeooo:paragraph-rsid="003a086b" style:font-weight-asian="bold" style:font-weight-complex="bold"/>
    </style:style>
    <style:style style:name="P16" style:family="paragraph" style:parent-style-name="Standard">
      <style:text-properties fo:font-weight="normal" officeooo:rsid="003d0ceb" officeooo:paragraph-rsid="003d0ce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ed90"/>
    </style:style>
    <style:style style:name="T3" style:family="text">
      <style:text-properties officeooo:rsid="001f03e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7f57" style:font-weight-asian="normal" style:font-weight-complex="normal"/>
    </style:style>
    <style:style style:name="T6" style:family="text">
      <style:text-properties officeooo:rsid="0025959f"/>
    </style:style>
    <style:style style:name="T7" style:family="text">
      <style:text-properties officeooo:rsid="002963ca"/>
    </style:style>
    <style:style style:name="T8" style:family="text">
      <style:text-properties officeooo:rsid="002d461b"/>
    </style:style>
    <style:style style:name="T9" style:family="text">
      <style:text-properties officeooo:rsid="002e0e22"/>
    </style:style>
    <style:style style:name="T10" style:family="text">
      <style:text-properties officeooo:rsid="002f0585"/>
    </style:style>
    <style:style style:name="T11" style:family="text">
      <style:text-properties style:text-position="super 58%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3089e8" fo:background-color="#ffff00" loext:char-shading-value="0"/>
    </style:style>
    <style:style style:name="T14" style:family="text">
      <style:text-properties officeooo:rsid="002d461b" fo:background-color="#ffff00" loext:char-shading-value="0"/>
    </style:style>
    <style:style style:name="T15" style:family="text">
      <style:text-properties officeooo:rsid="0030ac49" fo:background-color="#ffff00" loext:char-shading-value="0"/>
    </style:style>
    <style:style style:name="T16" style:family="text">
      <style:text-properties officeooo:rsid="00333e28" fo:background-color="#ffff00" loext:char-shading-value="0"/>
    </style:style>
    <style:style style:name="T17" style:family="text">
      <style:text-properties officeooo:rsid="002f0585" fo:background-color="#ffff00" loext:char-shading-value="0"/>
    </style:style>
    <style:style style:name="T18" style:family="text">
      <style:text-properties officeooo:rsid="003089e8"/>
    </style:style>
    <style:style style:name="T19" style:family="text">
      <style:text-properties officeooo:rsid="0031377e"/>
    </style:style>
    <style:style style:name="T20" style:family="text">
      <style:text-properties officeooo:rsid="0031b693"/>
    </style:style>
    <style:style style:name="T21" style:family="text">
      <style:text-properties officeooo:rsid="00355010"/>
    </style:style>
    <style:style style:name="T22" style:family="text">
      <style:text-properties fo:background-color="#ff3366" loext:char-shading-value="0"/>
    </style:style>
    <style:style style:name="T23" style:family="text">
      <style:text-properties officeooo:rsid="003b5e12"/>
    </style:style>
    <style:style style:name="T24" style:family="text">
      <style:text-properties officeooo:rsid="003d0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EARCH LOG </text:p>
      <text:p text:style-name="P3"/>
      <text:p text:style-name="P3">Lachlan Stoney </text:p>
      <text:p text:style-name="P3">Work for Russell Drysdale </text:p>
      <text:p text:style-name="P3"/>
      <text:p text:style-name="P1"/>
      <text:p text:style-name="P1"/>
      <text:p text:style-name="P1"/>
      <text:p text:style-name="P3">MUNDRABILLA <text:s/>DATA</text:p>
      <text:p text:style-name="P1"/>
      <text:p text:style-name="P1">Obtained daily and monthly rain data for mundrabilla (1901-2016) from: </text:p>
      <text:p text:style-name="P1"/>
      <text:p text:style-name="P1">http://www.bom.gov.au/jsp/ncc/cdio/weatherData/av?p_nccObsCode=139&amp;p_display_type=dataFile&amp;p_stn_num=011008 </text:p>
      <text:p text:style-name="P1">stored in rus/nullabor/mundrabilla/ </text:p>
      <text:p text:style-name="P1"/>
      <text:p text:style-name="P1">3 files: daily, monthly1, monthly2 <text:s text:c="2"/>(not actually named like that). </text:p>
      <text:p text:style-name="P1">data format = .csv </text:p>
      <text:p text:style-name="P1">monthly 2 has a slightly different format (12 months per row, annual rainfall included). </text:p>
      <text:p text:style-name="P1"/>
      <text:p text:style-name="P1">stored in /rus/nullabor/mundrabilla/original_data/</text:p>
      <text:p text:style-name="P1"/>
      <text:p text:style-name="P1"/>
      <text:p text:style-name="P1">Mundrabilla rainfall data has a GAP from 1971 to 1984, and some missing data in 2012 (January and 2012 total rainfall amount). </text:p>
      <text:p text:style-name="P1">Overlap of two datasets: Jan1984-July2015. </text:p>
      <text:p text:style-name="P1"/>
      <text:p text:style-name="P1"/>
      <text:p text:style-name="P1"/>
      <text:p text:style-name="P3">OPENING THE RAIN DATA</text:p>
      <text:p text:style-name="P1"/>
      <text:p text:style-name="P1">Matlab command csvread() only works on files with purely numerical data, but the BOM data has some text. </text:p>
      <text:p text:style-name="P1"/>
      <text:p text:style-name="P1">Wrote AWK script <text:span text:style-name="T1">rain_filter.sh</text:span> to send relevant .csv data (the important numerical stuff from 1984-2015) to new .dat files </text:p>
      <text:p text:style-name="P1"/>
      <text:p text:style-name="P1">Usage: "bash rain_filter.sh" <text:s text:c="2"/>(if script and .csv files are in the correct directories) </text:p>
      <text:p text:style-name="P1"/>
      <text:p text:style-name="P1">Currently this script creates .dat files in <text:s text:c="3"/>/rus/nullabor/mundrabilla/<text:span text:style-name="T2">filtered_data/</text:span></text:p>
      <text:p text:style-name="P2">i.e. one file for January rainfall, Feb rainfall, yearly rainfall, yearly rainfall etc. </text:p>
      <text:p text:style-name="P1"/>
      <text:p text:style-name="P1">Wrote a line in this script to add an entry for Jan 2012 (with missing data). Otherwise there is a gap. </text:p>
      <text:p text:style-name="P1">Configure this script to filter for particular months, etc. </text:p>
      <text:p text:style-name="P1">Plan to use this script to select only summer rainfall days with <text:s/>&gt; 5mm. </text:p>
      <text:p text:style-name="P1"/>
      <text:p text:style-name="P1">Wrote matlab script<text:span text:style-name="T1"> read_rain_data.m </text:span>to read the new .dat files , <text:span text:style-name="T3">test some plots etc. Basic.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NCEP DATA</text:p>
      <text:p text:style-name="P3"/>
      <text:p text:style-name="P1">NCEP data downloaded from http://www.esrl.noaa.gov/psd/data/gridded/data.ncep.reanalysis2.html </text:p>
      <text:p text:style-name="P1">stored at: rus/ncep </text:p>
      <text:p text:style-name="P1">variables: MLSP,skin temp. </text:p>
      <text:p text:style-name="P13">NCEP data spans Jan 1979 - July 2015 </text:p>
      <text:p text:style-name="P13"/>
      <text:p text:style-name="P14">Land values were masked for the skin temperature data. <text:span text:style-name="T24">Missing value attribute added to the SST and MSLP files. </text:span>See <text:span text:style-name="T23">the command history with: “ncdump -h /rus/ncep/SST/SST.nc “</text:span></text:p>
      <text:p text:style-name="P1"/>
      <text:p text:style-name="P1">created monthly,yearly,seasonal data with the script <text:span text:style-name="T1">reformat_field.sh </text:span><text:span text:style-name="T4"><text:s/></text:span><text:span text:style-name="T5">(done on abyss)</text:span></text:p>
      <text:p text:style-name="P1">This calls other scripts: month.sh, year.sh,summer.sh,winter.sh </text:p>
      <text:p text:style-name="P8"/>
      <text:p text:style-name="P8">Example: <text:s/>“bash reformat_field.sh SST.nc” creates one SST file for each month (i.e. every january from 1984-2015 is in the january file), and for summer, <text:span text:style-name="T22">winter</text:span>, and yearly. <text:span text:style-name="T7">The new files may have different lengths, since there may be 37 Januaries in the data set but only 36 Decembers. </text:span></text:p>
      <text:p text:style-name="P6">These reformatted ncep data files are located in /rus/ncep/SST_ncep/ <text:s text:c="3"/>and <text:s text:c="2"/>/rus/ncep/MSLP_ncep</text:p>
      <text:p text:style-name="P7"/>
      <text:p text:style-name="P7"/>
      <text:p text:style-name="P5">CORRELATIONS</text:p>
      <text:p text:style-name="P1"/>
      <text:p text:style-name="P1">Wrote matlab function s<text:span text:style-name="T1">patial_correlation.m </text:span></text:p>
      <text:p text:style-name="P1">Accepts one rain fall <text:span text:style-name="T6">file (i.e. from /rus/nullabor/mundrabilla/filtered_data/ ) </text:span>and one renanalysis file <text:span text:style-name="T6">(e.g. from /rus/ncep/SST/)</text:span>. Both need to have same number of time steps. <text:span text:style-name="T8">The code needs to be modified a little, depending on which ncep data is being read (change variables 'lines' and 'P').</text:span></text:p>
      <text:p text:style-name="P1"/>
      <text:p text:style-name="P1">Usage: spatial_correlation(rainfile,ncepfile,<text:span text:style-name="T9">type,</text:span>ncepvariable) </text:p>
      <text:p text:style-name="P1"/>
      <text:p text:style-name="P9">This function will spit out a correlation field for the mundrabilla rainfall time series vs the gridded data. <text:span text:style-name="T10">Currently the plots only show the correlation values that are statistically significant.</text:span> </text:p>
      <text:p text:style-name="P9">The code can be configured <text:span text:style-name="T10">to adjust the nature of the correlation calculation. e.g. detrending the data, first difference calculations, Pearson's correlation vs Rank correlation (</text:span><text:span text:style-name="T17">soon to come</text:span><text:span text:style-name="T10">), statistical significance.</text:span></text:p>
      <text:p text:style-name="P1"/>
      <text:p text:style-name="P12">spatial_correlation.m uses the plotting routines in m_map <text:span text:style-name="T21">(downloaded from </text:span><text:a xlink:type="simple" xlink:href="https://www.eoas.ubc.ca/~rich/map.html"><text:span text:style-name="T21">https://www.eoas.ubc.ca/~rich/map.html</text:span></text:a><text:span text:style-name="T21"> and stored in rus/m_map). Had some trouble with m_map only showing contour data for positive longitudes. Not a problem if you focus on Australian region.</text:span></text:p>
      <text:p text:style-name="P1"/>
      <text:p text:style-name="P1"/>
      <text:p text:style-name="P10">NOTE: Currently using the Pearson correlation coefficient, after performing 1<text:span text:style-name="T11">st</text:span> differencing on both data sets and ignoring missing values. <text:span text:style-name="T12">Have not taken autocorrelation into account </text:span><text:span text:style-name="T15">yet</text:span><text:span text:style-name="T12">.</text:span></text:p>
      <text:p text:style-name="P10">Not seeing much statistically signi<text:span text:style-name="T19">fi</text:span>cant correlation. Just as many “significant” correlations near Australia than <text:span text:style-name="T20">there are </text:span>very far away. Suggests that noise is dominating. <text:span text:style-name="T18">Performing MANY tests: each grid point, time frame, variable, etc. </text:span><text:span text:style-name="T13">The odds of signif</text:span><text:span text:style-name="T16">i</text:span><text:span text:style-name="T13">cant correlations showing up by chance are very large.</text:span></text:p>
      <text:p text:style-name="P10"/>
      <text:p text:style-name="P11">detrend() doesn't seem to work with missing values!</text:p>
      <text:p text:style-name="P10"/>
      <text:p text:style-name="P1">Wrote the matlab function <text:span text:style-name="T1">correlation_test.m</text:span> to calculate the correlation field for two renanalysis files. This can be tested against </text:p>
      <text:p text:style-name="P1"/>
      <text:p text:style-name="P1"><text:soft-page-break/>cdo -b 32 timecor file1 file2 </text:p>
      <text:p text:style-name="P1"/>
      <text:p text:style-name="P1">Tested both methods with the files SST.nc and pres.sfc.mon.mean.nc and they gave the same results. <text:span text:style-name="T14">Need to re-check this</text:span><text:span text:style-name="T8">.</text:span></text:p>
      <text:p text:style-name="P1"/>
      <text:p text:style-name="P1"/>
      <text:p text:style-name="P15">SYNOPTIC TYPING</text:p>
      <text:p text:style-name="P15"/>
      <text:p text:style-name="P16">awk script to filter for days with &gt;5mm <text:s/>rainf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7:23:52.593395923</meta:creation-date>
    <dc:date>2016-04-01T18:54:48.214364688</dc:date>
    <meta:editing-duration>PT34M5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3" meta:paragraph-count="48" meta:word-count="624" meta:character-count="4432" meta:non-whitespace-character-count="3810"/>
  </office:meta>
</office:document-meta>
</file>